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>
      <style:paragraph-properties fo:margin-top="0in" fo:margin-bottom="0in" style:contextual-spacing="false"/>
      <style:text-properties fo:font-size="13pt" fo:font-weight="bold" officeooo:rsid="0017e40b" officeooo:paragraph-rsid="0017e40b" style:font-size-asian="13pt" style:font-weight-asian="bold" style:font-size-complex="13pt" style:font-weight-complex="bold"/>
    </style:style>
    <style:style style:name="P4" style:family="paragraph">
      <loext:graphic-properties draw:fill="solid" draw:fill-color="#ddddd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cccccc" loext:opacity="100%" style:font-name="Consolas" fo:background-color="#1f1f1f" loext:char-shading-value="0"/>
    </style:style>
    <style:style style:name="T4" style:family="text">
      <style:text-properties fo:color="#cccccc" loext:opacity="100%" style:font-name="Consolas" fo:font-size="10.5pt" fo:font-weight="normal" fo:background-color="#1f1f1f" loext:char-shading-value="0"/>
    </style:style>
    <style:style style:name="T5" style:family="text">
      <style:text-properties fo:color="#cccccc" loext:opacity="100%" fo:background-color="#1f1f1f" loext:char-shading-value="0"/>
    </style:style>
    <style:style style:name="T6" style:family="text">
      <style:text-properties fo:color="#dcdcaa" loext:opacity="100%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dcdcaa" loext:opacity="100%" style:font-name="Consolas" fo:font-size="10.5pt" fo:font-weight="normal" fo:background-color="#1f1f1f" loext:char-shading-value="0"/>
    </style:style>
    <style:style style:name="T9" style:family="text">
      <style:text-properties fo:color="#dcdcaa" loext:opacity="100%" style:font-name="Consolas" fo:background-color="#1f1f1f" loext:char-shading-value="0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 fo:background-color="#1f1f1f" loext:char-shading-value="0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c586c0" loext:opacity="100%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d4d4d4" loext:opacity="100%"/>
    </style:style>
    <style:style style:name="T17" style:family="text">
      <style:text-properties fo:color="#d4d4d4" loext:opacity="100%" style:font-name="Consolas" fo:font-size="10.5pt" fo:font-weight="normal"/>
    </style:style>
    <style:style style:name="T18" style:family="text">
      <style:text-properties fo:color="#d4d4d4" loext:opacity="100%" style:font-name="Consolas" fo:font-size="10.5pt" fo:font-weight="normal" fo:background-color="#1f1f1f" loext:char-shading-value="0"/>
    </style:style>
    <style:style style:name="T19" style:family="text">
      <style:text-properties fo:color="#b5cea8" loext:opacity="100%"/>
    </style:style>
    <style:style style:name="T20" style:family="text">
      <style:text-properties fo:color="#b5cea8" loext:opacity="100%" style:font-name="Consolas" fo:font-size="10.5pt" fo:font-weight="normal"/>
    </style:style>
    <style:style style:name="T21" style:family="text">
      <style:text-properties fo:color="#b5cea8" loext:opacity="100%" style:font-name="Consolas" fo:background-color="#1f1f1f" loext:char-shading-value="0"/>
    </style:style>
    <style:style style:name="T22" style:family="text">
      <style:text-properties fo:color="#ce9178" loext:opacity="100%"/>
    </style:style>
    <style:style style:name="T23" style:family="text">
      <style:text-properties fo:color="#ce9178" loext:opacity="100%" style:font-name="Consolas" fo:background-color="#1f1f1f" loext:char-shading-value="0"/>
    </style:style>
    <style:style style:name="T24" style:family="text">
      <style:text-properties fo:color="#ce9178" loext:opacity="100%" style:font-name="Consolas" fo:font-size="10.5pt" fo:font-weight="normal"/>
    </style:style>
    <style:style style:name="T25" style:family="text">
      <style:text-properties fo:color="#ce9178" loext:opacity="100%" style:font-name="Consolas" fo:font-size="10.5pt" fo:font-weight="normal" fo:background-color="#1f1f1f" loext:char-shading-value="0"/>
    </style:style>
    <style:style style:name="T26" style:family="text">
      <style:text-properties fo:color="#4ec9b0" loext:opacity="100%"/>
    </style:style>
    <style:style style:name="gr1" style:family="graphic">
      <style:graphic-properties draw:stroke="dash" draw:stroke-dash="Dash" svg:stroke-color="#000000" svg:stroke-linecap="butt" draw:fill="solid" draw:fill-color="#dddddd" fo:min-height="0.357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0.575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8</text:p>
      <text:h text:style-name="P1" text:outline-level="1">Aim: Write A Program To Implement Recursion In Python </text:h>
      <text:p text:style-name="P3">1. Factorial</text:p>
      <text:p text:style-name="P2">def factorial(n):</text:p>
      <text:p text:style-name="P2">    if n &lt; 0:</text:p>
      <text:p text:style-name="P2">        return False</text:p>
      <text:p text:style-name="P2">    if n &lt;= 1:</text:p>
      <text:p text:style-name="P2">        return n</text:p>
      <text:p text:style-name="P2">    return n * factorial(n-1)</text:p>
      <text:p text:style-name="P2">print("The Factorial Of 5: ",factorial(5))</text:p>
      <text:p text:style-name="P2">print("The Factorial Of 10: ",factorial(10))</text:p>
      <text:p text:style-name="P2">print("The Factorial Of 15: ",factorial(15))</text:p>
      <text:p text:style-name="P2"><draw:frame text:anchor-type="paragraph" draw:z-index="0" draw:name="Text Frame 1" draw:style-name="gr2" draw:text-style-name="P4" svg:width="3.7157in" svg:height="0.576in" svg:x="0.0244in" svg:y="0.0307in"><draw:text-box><text:p>The Factorial Of 5: <text:s/>120</text:p><text:p>The Factorial Of 10: <text:s/>3628800</text:p><text:p>The Factorial Of 15: <text:s/>1307674368000</text:p></draw:text-box></draw:frame></text:p>
      <text:p text:style-name="P2"/>
      <text:p text:style-name="P2"/>
      <text:p text:style-name="P2"/>
      <text:p text:style-name="P3">2. Fibonacci Sequence</text:p>
      <text:p text:style-name="P2">def fibonacci(n):</text:p>
      <text:p text:style-name="P2">    if n &lt; 0:</text:p>
      <text:p text:style-name="P2">        return False</text:p>
      <text:p text:style-name="P2">    if n &lt;= 1:</text:p>
      <text:p text:style-name="P2">        return n</text:p>
      <text:p text:style-name="P2">    return fibonacci(n-2)+fibonacci(n-1)</text:p>
      <text:p text:style-name="P2"/>
      <text:p text:style-name="P2">n = int(input("Enter A Number For Fibonacci Series : "))</text:p>
      <text:p text:style-name="P2">for i in range(0,n+1):</text:p>
      <text:p text:style-name="P2">    print(fibonacci(i),end=" ")</text:p>
      <text:p text:style-name="P2"><draw:frame text:anchor-type="paragraph" draw:z-index="1" draw:name="Text Frame 2" draw:style-name="gr1" draw:text-style-name="P4" svg:width="3.7157in" svg:height="0.3843in" svg:x="0.0244in" svg:y="0.0307in"><draw:text-box><text:p>Enter A Number For Fibonacci Series : 5</text:p><text:p>0 1 1 2 3 5 </text:p></draw:text-box></draw:frame></text:p>
      <text:p text:style-name="P3"/>
      <text:p text:style-name="P3">3. Tower Of Hanoi</text:p>
      <text:p text:style-name="P2">def towerOfHanoi(n,fromRod,auxRod,toRod):</text:p>
      <text:p text:style-name="P2">    if 1 == n:</text:p>
      <text:p text:style-name="P2">        print("Move Disk 1 From Rod",fromRod,"To Rod",toRod)</text:p>
      <text:p text:style-name="P2">        return</text:p>
      <text:p text:style-name="P2"/>
      <text:p text:style-name="P2">    towerOfHanoi(n-1,fromRod,auxRod,toRod)</text:p>
      <text:p text:style-name="P2">    print("Move Disk",n,"From Rod",fromRod,"To Rod",toRod)</text:p>
      <text:p text:style-name="P2">    towerOfHanoi(n-1,auxRod,toRod,fromRod)</text:p>
      <text:p text:style-name="P2"/>
      <text:p text:style-name="P2">towerOfHanoi(3,"A","B","C")</text:p>
      <text:p text:style-name="P3"><draw:frame text:anchor-type="paragraph" draw:z-index="2" draw:name="Text Frame 3" draw:style-name="gr1" draw:text-style-name="P4" svg:width="3.7157in" svg:height="1.3425in" svg:x="0.0244in" svg:y="0.0307in"><draw:text-box><text:p>Move Disk 1 From Rod A To Rod C</text:p><text:p>Move Disk 2 From Rod A To Rod C</text:p><text:p>Move Disk 1 From Rod B To Rod A</text:p><text:p>Move Disk 3 From Rod A To Rod C</text:p><text:p>Move Disk 1 From Rod B To Rod A</text:p><text:p>Move Disk 2 From Rod B To Rod A</text:p><text:p>Move Disk 1 From Rod C To Rod B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3:31:55.023000000</meta:creation-date>
    <dc:date>2025-03-03T23:38:45.674000000</dc:date>
    <meta:editing-duration>PT6M50S</meta:editing-duration>
    <meta:editing-cycles>1</meta:editing-cycles>
    <meta:document-statistic meta:table-count="0" meta:image-count="0" meta:object-count="0" meta:page-count="1" meta:paragraph-count="31" meta:word-count="106" meta:character-count="884" meta:non-whitespace-character-count="716"/>
    <meta:generator>LibreOffice/24.2.5.2$Windows_X86_64 LibreOffice_project/bffef4ea93e59bebbeaf7f431bb02b1a39ee8a59</meta:generator>
  </office:meta>
</office:document-meta>
</file>